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359cm"/>
    </style:style>
    <style:style style:name="co2" style:family="table-column">
      <style:table-column-properties fo:break-before="auto" style:column-width="6.115cm"/>
    </style:style>
    <style:style style:name="co3" style:family="table-column">
      <style:table-column-properties fo:break-before="auto" style:column-width="3.561cm"/>
    </style:style>
    <style:style style:name="co4" style:family="table-column">
      <style:table-column-properties fo:break-before="auto" style:column-width="5.646cm"/>
    </style:style>
    <style:style style:name="ro1" style:family="table-row">
      <style:table-row-properties style:row-height="3.54cm" fo:break-before="auto" style:use-optimal-row-height="false"/>
    </style:style>
    <style:style style:name="ro2" style:family="table-row">
      <style:table-row-properties style:row-height="5.209cm" fo:break-before="auto" style:use-optimal-row-height="false"/>
    </style:style>
    <style:style style:name="ro3" style:family="table-row">
      <style:table-row-properties style:row-height="5.431cm" fo:break-before="auto" style:use-optimal-row-height="false"/>
    </style:style>
    <style:style style:name="ro4" style:family="table-row">
      <style:table-row-properties style:row-height="4.336cm" fo:break-before="auto" style:use-optimal-row-height="false"/>
    </style:style>
    <style:style style:name="ro5" style:family="table-row">
      <style:table-row-properties style:row-height="4.406cm" fo:break-before="auto" style:use-optimal-row-height="false"/>
    </style:style>
    <style:style style:name="ro6" style:family="table-row">
      <style:table-row-properties style:row-height="4.281cm" fo:break-before="auto" style:use-optimal-row-height="false"/>
    </style:style>
    <style:style style:name="ro7" style:family="table-row">
      <style:table-row-properties style:row-height="4.489cm" fo:break-before="auto" style:use-optimal-row-height="false"/>
    </style:style>
    <style:style style:name="ro8" style:family="table-row">
      <style:table-row-properties style:row-height="4.528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000000" style:font-name="Calibri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000000" style:text-outline="false" style:text-line-through-style="none" style:text-line-through-type="none" style:font-name="Calibri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2" table:default-cell-style-name="ce4"/>
        <table:table-column table:style-name="co2" table:default-cell-style-name="ce4"/>
        <table:table-column table:style-name="co3" table:default-cell-style-name="ce4"/>
        <table:table-column table:style-name="co1" table:default-cell-style-name="ce4"/>
        <table:table-column table:style-name="co4" table:default-cell-style-name="ce4"/>
        <table:table-column table:style-name="co1" table:number-columns-repeated="1018" table:default-cell-style-name="ce4"/>
        <table:table-row table:style-name="ro1">
          <table:table-cell/>
          <table:table-cell office:value-type="string" calcext:value-type="string">
            <text:p>Versão</text:p>
          </table:table-cell>
          <table:table-cell table:style-name="ce5" office:value-type="string" calcext:value-type="string">
            <text:p> LOCAL QUE PODE HOSPEDAR</text:p>
          </table:table-cell>
          <table:table-cell table:style-name="ce5" office:value-type="string" calcext:value-type="string">
            <text:p>VALORES DE HOSPEDAGEM</text:p>
          </table:table-cell>
          <table:table-cell table:style-name="ce5" office:value-type="string" calcext:value-type="string">
            <text:p>CARACTERÍSTICAS DAS LINGUAGEM</text:p>
          </table:table-cell>
          <table:table-cell table:style-name="ce5" office:value-type="string" calcext:value-type="string">
            <text:p>VANTAGENS 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HP</text:p>
          </table:table-cell>
          <table:table-cell table:style-name="ce5" office:value-type="string" calcext:value-type="string">
            <text:p>8.1.3 (17 de fevereiro de 2022)</text:p>
          </table:table-cell>
          <table:table-cell table:style-name="ce5" office:value-type="string" calcext:value-type="string">
            <text:p>Targethost(200 R$: 1000 R$), 000webhost (0 R$ a 23 R$)( mysql), <text:s text:c="20"/>HostGator (12 R$ a 40 R$)</text:p>
          </table:table-cell>
          <table:table-cell office:value-type="string" calcext:value-type="string">
            <text:p>Gratuito a 1000 R$ mensais</text:p>
          </table:table-cell>
          <table:table-cell table:style-name="ce5" office:value-type="string" calcext:value-type="string">
            <text:p>O PHP é uma linguagem open source, grande comunidade de pessoas desenvolvedora, sintaxe simples e fácil de aprender, O PHP é uma linguagem de scripts cliente/servidor, <text:s/>Seu processamento funciona do lado do servidor, que chamamos de Back-End.</text:p>
          </table:table-cell>
          <table:table-cell table:style-name="ce5" office:value-type="string" calcext:value-type="string">
            <text:p>Simplicidade, Eficiência, Multiplataforma, Código aberto</text:p>
          </table:table-cell>
          <table:table-cell table:number-columns-repeated="1018"/>
        </table:table-row>
        <table:table-row table:style-name="ro3">
          <table:table-cell table:style-name="ce5" office:value-type="string" calcext:value-type="string">
            <text:p>JSP</text:p>
          </table:table-cell>
          <table:table-cell table:style-name="ce5" office:value-type="string" calcext:value-type="string">
            <text:p>Java version(s): 8.0.</text:p>
          </table:table-cell>
          <table:table-cell office:value-type="string" calcext:value-type="string">
            <text:p>Cloud, LocalWeb, <text:s text:c="6"/>uolhost(10 R$ a 80R$) , <text:s text:c="4"/>Hostinger( 7R$ a 23 R$), InterServer, Hostwinds, </text:p>
          </table:table-cell>
          <table:table-cell office:value-type="string" calcext:value-type="string">
            <text:p>Gratuito a 80 R$ mensais</text:p>
          </table:table-cell>
          <table:table-cell table:style-name="ce5" office:value-type="string" calcext:value-type="string">
            <text:p>JSP é uma linguagem de script com especificação aberta, geração de conteúdo dinâmico para páginas da Internet. Servlets são classes Java,</text:p>
          </table:table-cell>
          <table:table-cell table:style-name="ce5" office:value-type="string" calcext:value-type="string">
            <text:p>JSP páginas são mais convenientes para os desenvolvedores Java ,  JSP permite que você use as mesmas funções que outras páginas , como se conectar a um banco de dados, análise de XML e usando estilos CSS . JSP também é compatível com Web hosts Linux , para que você possa usá-lo com os serviços da Web Apache .</text:p>
          </table:table-cell>
          <table:table-cell table:number-columns-repeated="1018"/>
        </table:table-row>
        <table:table-row table:style-name="ro4">
          <table:table-cell table:style-name="ce5" office:value-type="string" calcext:value-type="string">
            <text:p>REACT</text:p>
          </table:table-cell>
          <table:table-cell table:style-name="ce5" office:value-type="string" calcext:value-type="string">
            <text:p>17.0.2</text:p>
          </table:table-cell>
          <table:table-cell office:value-type="string" calcext:value-type="string">
            <text:p>Hostinger, GoDaddy, HostGator, A2 Hosting</text:p>
          </table:table-cell>
          <table:table-cell office:value-type="string" calcext:value-type="string">
            <text:p>Gratuito a 25 R$ mensais </text:p>
          </table:table-cell>
          <table:table-cell office:value-type="string" calcext:value-type="string">
            <text:p>É uma biblioteca do javascript, existem 1.514.702 sites no mundo que utilizam o React. Só no Brasil, o número é de 6.700 páginas. Ele é baseado em componentes, o que permite o reaproveitamento de código e facilita a manutenção. No padrão de arquitetura MVC.</text:p>
          </table:table-cell>
          <table:table-cell office:value-type="string" calcext:value-type="string">
            <text:p>Desenvolvimento Econômico, Entrega mais rápida de projetos de aplicativos, JavaScript é linguagem mais usada, Requer equipes menores, Open-Source, Hot Reloading, Comunidade de desenvolvedores ativa, Excelente desempenho do aplicativo, Aparência Nativa, O Design Modular</text:p>
          </table:table-cell>
          <table:table-cell table:number-columns-repeated="1018"/>
        </table:table-row>
        <table:table-row table:style-name="ro5">
          <table:table-cell table:style-name="ce5" office:value-type="string" calcext:value-type="string">
            <text:p>VUE</text:p>
          </table:table-cell>
          <table:table-cell table:style-name="ce5" office:value-type="string" calcext:value-type="string">
            <text:p>Última versão estável: 2.6.14</text:p>
          </table:table-cell>
          <table:table-cell office:value-type="string" calcext:value-type="string">
            <text:p>localweb</text:p>
          </table:table-cell>
          <table:table-cell office:value-type="string" calcext:value-type="string">
            <text:p>10 R$a 25 R$ mensais </text:p>
          </table:table-cell>
          <table:table-cell table:style-name="ce5" office:value-type="string" calcext:value-type="string">
            <text:p>Vue JS é um framework Javascript open source, utilizado para criar aplicações single page (página única) e também para desenvolver vários tipos de interfaces, Com versatilidade, modularização e facilidade de aprendizado, o framework vem se tornando a escolha número 1.</text:p>
          </table:table-cell>
          <table:table-cell office:value-type="string" calcext:value-type="string">
            <text:p>Acessível, Versátil, Excelente desempenho, Progressivo</text:p>
          </table:table-cell>
          <table:table-cell table:number-columns-repeated="1018"/>
        </table:table-row>
        <table:table-row table:style-name="ro6">
          <table:table-cell table:style-name="ce5" office:value-type="string" calcext:value-type="string">
            <text:p>ASP</text:p>
          </table:table-cell>
          <table:table-cell table:style-name="ce5" office:value-type="string" calcext:value-type="string">
            <text:p>versão 3.1</text:p>
          </table:table-cell>
          <table:table-cell office:value-type="string" calcext:value-type="string">
            <text:p>localweb</text:p>
          </table:table-cell>
          <table:table-cell office:value-type="string" calcext:value-type="string">
            <text:p>Gratuito a <text:s/>R$ mensais </text:p>
          </table:table-cell>
          <table:table-cell table:style-name="ce5" office:value-type="string" calcext:value-type="string">
            <text:p>A linguagem ASP é baseada em objetos, Os componentes como Grid, login, menu, validação, AJax Toolkit, etc. Facilidade de desenvolver aplicações multi-(idioma,banco de dados e cultura). Vasta e rica biblioteca framework.net . Separação do código do html, </text:p>
          </table:table-cell>
          <table:table-cell table:style-name="ce5" office:value-type="string" calcext:value-type="string">
            <text:p>Possibilidade de controlar eventos, Facilidade para incluir formulários, Botões de controle podem ser incluídos em itens, Permite intercâmbio de dados em XML de modo simplificado</text:p>
          </table:table-cell>
          <table:table-cell table:number-columns-repeated="1018"/>
        </table:table-row>
        <table:table-row table:style-name="ro7">
          <table:table-cell table:style-name="ce5" office:value-type="string" calcext:value-type="string">
            <text:p>ANGULAR</text:p>
          </table:table-cell>
          <table:table-cell table:style-name="ce5" office:value-type="string" calcext:value-type="string">
            <text:p>Versão estável 12.1.4 (28 de julho de 2021) <text:s/>Versão em teste12.2.0-rc.0 (28 de julho de 2021)</text:p>
          </table:table-cell>
          <table:table-cell office:value-type="string" calcext:value-type="string">
            <text:p>localweb, KingHost</text:p>
          </table:table-cell>
          <table:table-cell office:value-type="string" calcext:value-type="string">
            <text:p>Gratuito a <text:s/>R$ mensais </text:p>
          </table:table-cell>
          <table:table-cell office:value-type="string" calcext:value-type="string">
            <text:p>é um Framework, é uma ferramenta que permite aos desenvolvedores trabalhar com mais eficiência e de forma mais organizada, permitir que vários desenvolvedores trabalhem no mesmo projeto, sem se perder na organização do código-fonte. </text:p>
          </table:table-cell>
          <table:table-cell office:value-type="string" calcext:value-type="string">
            <text:p>Baseado no TypeScript da Microsoft, que é um sistema de transpilação JavaScript, O TypeScript permite ao programador explorar funções anônimas, modularidade</text:p>
          </table:table-cell>
          <table:table-cell table:number-columns-repeated="1018"/>
        </table:table-row>
        <table:table-row table:style-name="ro8">
          <table:table-cell table:style-name="ce5" office:value-type="string" calcext:value-type="string">
            <text:p> JAVASCRIPT</text:p>
          </table:table-cell>
          <table:table-cell table:style-name="ce5" office:value-type="string" calcext:value-type="string">
            <text:p>ECMAScript 2018 (junho de 2018)</text:p>
          </table:table-cell>
          <table:table-cell office:value-type="string" calcext:value-type="string">
            <text:p>hospedagem de sites estáticos (HTML, CSS e Javascript): <text:s text:c="15"/>Neocities, Netlify Drop, GitHub Pages (avançado), <text:s/>Surge (avançado), WP Institucional ////</text:p>
          </table:table-cell>
          <table:table-cell office:value-type="string" calcext:value-type="string">
            <text:p>Gratuito a 25 R$ mensais </text:p>
          </table:table-cell>
          <table:table-cell table:style-name="ce5" office:value-type="string" calcext:value-type="string">
            <text:p> linguagem de programação interpretada, baseada em orientação a objetos utilizada para client-side, É uma linguagem de script multiplataforma.</text:p>
          </table:table-cell>
          <table:table-cell table:style-name="ce5" office:value-type="string" calcext:value-type="string">
            <text:p>Exerce controle sobre o <text:a xlink:href="https://www.portalgsti.com.br/html/" xlink:type="simple">HTML</text:a> e o <text:a xlink:href="https://www.portalgsti.com.br/css/" xlink:type="simple">CSS</text:a> para manipular comportamentos de páginas web, É independente de plataforma, Permite a criação de funcionalidades para sites que não podem ser criadas com HTML e CSS, Utiliza uma sintaxe familiar, para quem já utiliza Java, C, ou C++.</text:p>
          </table:table-cell>
          <table:table-cell table:number-columns-repeated="1018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06">00/00/0000</text:date>, <text:time style:data-style-name="N2" text:time-value="23:31:06.770297497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03T10:44:42.812874173</meta:creation-date>
    <dc:date>2022-04-06T23:51:12.668646789</dc:date>
    <meta:editing-duration>PT23M36S</meta:editing-duration>
    <meta:editing-cycles>4</meta:editing-cycles>
    <meta:generator>LibreOffice/6.4.7.2$Linux_X86_64 LibreOffice_project/40$Build-2</meta:generator>
    <meta:document-statistic meta:table-count="1" meta:cell-count="47" meta:object-count="0"/>
  </office:meta>
</office:document-meta>
</file>